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etatcommande (statut)</text:p>
      <text:p text:style-name="Standard">VALUES ('acceptée'), ('en cours de préparation'), ('expédiée'), ('remboursée'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2:31:42.585000000</meta:creation-date>
    <dc:date>2021-10-22T12:33:21.963000000</dc:date>
    <meta:editing-duration>PT1M40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" meta:word-count="12" meta:character-count="112" meta:non-whitespace-character-count="102"/>
  </office:meta>
</office:document-meta>
</file>